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7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7"/>
    <style:style style:name="ce3" style:family="table-cell" style:parent-style-name="Default" style:data-style-name="N117">
      <style:text-properties style:font-name="Arial" style:font-name-asian="DejaVu Sans" style:font-name-complex="Lucida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number-columns-repeated="9" table:default-cell-style-name="ce2"/>
        <table:table-column table:style-name="co1" table:default-cell-style-name="ce1"/>
        <table:table-column table:style-name="co1" table:number-columns-repeated="244" table:default-cell-style-name="ce2"/>
        <table:table-row table:style-name="ro1">
          <table:table-cell table:number-columns-repeated="12"/>
          <table:table-cell office:value-type="string">
            <text:p>Time</text:p>
          </table:table-cell>
          <table:table-cell table:number-columns-repeated="24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4.37164">
            <text:p>164.371640</text:p>
          </table:table-cell>
          <table:table-cell office:value-type="float" office:value="164.153401">
            <text:p>164.153401</text:p>
          </table:table-cell>
          <table:table-cell office:value-type="float" office:value="164.409169">
            <text:p>164.409169</text:p>
          </table:table-cell>
          <table:table-cell table:number-columns-repeated="7"/>
          <table:table-cell office:value-type="float" office:value="1">
            <text:p>1</text:p>
          </table:table-cell>
          <table:table-cell table:formula="oooc:=AVERAGE([.B2:.K2])" office:value-type="float" office:value="164.311403333333">
            <text:p>164.311403</text:p>
          </table:table-cell>
          <table:table-cell table:style-name="ce1" office:value-type="float" office:value="1">
            <text:p>1</text:p>
          </table:table-cell>
          <table:table-cell table:formula="oooc:=[.$M11]/[.M2]" office:value-type="float" office:value="1.19156540829252">
            <text:p>1.191565</text:p>
          </table:table-cell>
          <table:table-cell table:number-columns-repeated="24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260555">
            <text:p>93.260555</text:p>
          </table:table-cell>
          <table:table-cell office:value-type="float" office:value="94.240256">
            <text:p>94.240256</text:p>
          </table:table-cell>
          <table:table-cell office:value-type="float" office:value="94.023456">
            <text:p>94.023456</text:p>
          </table:table-cell>
          <table:table-cell office:value-type="float" office:value="93.18374">
            <text:p>93.183740</text:p>
          </table:table-cell>
          <table:table-cell office:value-type="float" office:value="93.60273">
            <text:p>93.602730</text:p>
          </table:table-cell>
          <table:table-cell table:number-columns-repeated="5"/>
          <table:table-cell office:value-type="float" office:value="2">
            <text:p>2</text:p>
          </table:table-cell>
          <table:table-cell table:formula="oooc:=AVERAGE([.B3:.K3])" office:value-type="float" office:value="93.6621474">
            <text:p>93.662147</text:p>
          </table:table-cell>
          <table:table-cell table:style-name="ce1" office:value-type="float" office:value="2">
            <text:p>2</text:p>
          </table:table-cell>
          <table:table-cell table:formula="oooc:=[.$M11]/[.M3]" office:value-type="float" office:value="2.09036190003049">
            <text:p>2.090362</text:p>
          </table:table-cell>
          <table:table-cell table:number-columns-repeated="24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6.524957">
            <text:p>56.524957</text:p>
          </table:table-cell>
          <table:table-cell office:value-type="float" office:value="56.252582">
            <text:p>56.252582</text:p>
          </table:table-cell>
          <table:table-cell office:value-type="float" office:value="56.083971">
            <text:p>56.083971</text:p>
          </table:table-cell>
          <table:table-cell office:value-type="float" office:value="56.493542">
            <text:p>56.493542</text:p>
          </table:table-cell>
          <table:table-cell office:value-type="float" office:value="55.983894">
            <text:p>55.983894</text:p>
          </table:table-cell>
          <table:table-cell table:number-columns-repeated="5"/>
          <table:table-cell office:value-type="float" office:value="4">
            <text:p>4</text:p>
          </table:table-cell>
          <table:table-cell table:formula="oooc:=AVERAGE([.B4:.K4])" office:value-type="float" office:value="56.2677892">
            <text:p>56.267789</text:p>
          </table:table-cell>
          <table:table-cell table:style-name="ce1" office:value-type="float" office:value="4">
            <text:p>4</text:p>
          </table:table-cell>
          <table:table-cell table:formula="oooc:=[.$M11]/[.M4]" office:value-type="float" office:value="3.47957129973751">
            <text:p>3.479571</text:p>
          </table:table-cell>
          <table:table-cell table:number-columns-repeated="24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4.529011">
            <text:p>34.529011</text:p>
          </table:table-cell>
          <table:table-cell office:value-type="float" office:value="34.093326">
            <text:p>34.093326</text:p>
          </table:table-cell>
          <table:table-cell office:value-type="float" office:value="34.10778">
            <text:p>34.107780</text:p>
          </table:table-cell>
          <table:table-cell office:value-type="float" office:value="34.570679">
            <text:p>34.570679</text:p>
          </table:table-cell>
          <table:table-cell office:value-type="float" office:value="34.181279">
            <text:p>34.181279</text:p>
          </table:table-cell>
          <table:table-cell table:number-columns-repeated="5"/>
          <table:table-cell office:value-type="float" office:value="8">
            <text:p>8</text:p>
          </table:table-cell>
          <table:table-cell table:formula="oooc:=AVERAGE([.B5:.K5])" office:value-type="float" office:value="34.296415">
            <text:p>34.296415</text:p>
          </table:table-cell>
          <table:table-cell table:style-name="ce1" office:value-type="float" office:value="8">
            <text:p>8</text:p>
          </table:table-cell>
          <table:table-cell table:formula="oooc:=[.$M11]/[.M5]" office:value-type="float" office:value="5.70869533739897">
            <text:p>5.708695</text:p>
          </table:table-cell>
          <table:table-cell table:number-columns-repeated="24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3.669503">
            <text:p>23.669503</text:p>
          </table:table-cell>
          <table:table-cell office:value-type="float" office:value="23.615792">
            <text:p>23.615792</text:p>
          </table:table-cell>
          <table:table-cell office:value-type="float" office:value="23.668859">
            <text:p>23.668859</text:p>
          </table:table-cell>
          <table:table-cell office:value-type="float" office:value="23.652254">
            <text:p>23.652254</text:p>
          </table:table-cell>
          <table:table-cell office:value-type="float" office:value="23.768075">
            <text:p>23.768075</text:p>
          </table:table-cell>
          <table:table-cell table:number-columns-repeated="5"/>
          <table:table-cell office:value-type="float" office:value="16">
            <text:p>16</text:p>
          </table:table-cell>
          <table:table-cell table:formula="oooc:=AVERAGE([.B6:.K6])" office:value-type="float" office:value="23.6748966">
            <text:p>23.674897</text:p>
          </table:table-cell>
          <table:table-cell table:style-name="ce1" office:value-type="float" office:value="16">
            <text:p>16</text:p>
          </table:table-cell>
          <table:table-cell table:formula="oooc:=[.$M11]/[.M6]" office:value-type="float" office:value="8.26984749745433">
            <text:p>8.269847</text:p>
          </table:table-cell>
          <table:table-cell table:number-columns-repeated="24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.978799">
            <text:p>17.978799</text:p>
          </table:table-cell>
          <table:table-cell office:value-type="float" office:value="18.016292">
            <text:p>18.016292</text:p>
          </table:table-cell>
          <table:table-cell office:value-type="float" office:value="17.953944">
            <text:p>17.953944</text:p>
          </table:table-cell>
          <table:table-cell office:value-type="float" office:value="18.043376">
            <text:p>18.043376</text:p>
          </table:table-cell>
          <table:table-cell office:value-type="float" office:value="17.994408">
            <text:p>17.994408</text:p>
          </table:table-cell>
          <table:table-cell table:number-columns-repeated="5"/>
          <table:table-cell office:value-type="float" office:value="32">
            <text:p>32</text:p>
          </table:table-cell>
          <table:table-cell table:formula="oooc:=AVERAGE([.B7:.K7])" office:value-type="float" office:value="17.9973638">
            <text:p>17.997364</text:p>
          </table:table-cell>
          <table:table-cell table:style-name="ce1" office:value-type="float" office:value="32">
            <text:p>32</text:p>
          </table:table-cell>
          <table:table-cell table:formula="oooc:=[.$M11]/[.M7]" office:value-type="float" office:value="10.8786923782693">
            <text:p>10.878692</text:p>
          </table:table-cell>
          <table:table-cell table:number-columns-repeated="241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5.303588">
            <text:p>15.303588</text:p>
          </table:table-cell>
          <table:table-cell office:value-type="float" office:value="15.316485">
            <text:p>15.316485</text:p>
          </table:table-cell>
          <table:table-cell office:value-type="float" office:value="15.33171">
            <text:p>15.331710</text:p>
          </table:table-cell>
          <table:table-cell office:value-type="float" office:value="15.350323">
            <text:p>15.350323</text:p>
          </table:table-cell>
          <table:table-cell office:value-type="float" office:value="15.328842">
            <text:p>15.328842</text:p>
          </table:table-cell>
          <table:table-cell table:number-columns-repeated="5"/>
          <table:table-cell office:value-type="float" office:value="64">
            <text:p>64</text:p>
          </table:table-cell>
          <table:table-cell table:formula="oooc:=AVERAGE([.B8:.K8])" office:value-type="float" office:value="15.3261896">
            <text:p>15.326190</text:p>
          </table:table-cell>
          <table:table-cell table:style-name="ce1" office:value-type="float" office:value="64">
            <text:p>64</text:p>
          </table:table-cell>
          <table:table-cell table:formula="oooc:=[.$M$11]/[.M8]" office:value-type="float" office:value="12.7747202344411">
            <text:p>12.774720</text:p>
          </table:table-cell>
          <table:table-cell table:number-columns-repeated="241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3.668655">
            <text:p>13.668655</text:p>
          </table:table-cell>
          <table:table-cell office:value-type="float" office:value="13.67394">
            <text:p>13.673940</text:p>
          </table:table-cell>
          <table:table-cell office:value-type="float" office:value="13.705996">
            <text:p>13.705996</text:p>
          </table:table-cell>
          <table:table-cell office:value-type="float" office:value="13.632723">
            <text:p>13.632723</text:p>
          </table:table-cell>
          <table:table-cell office:value-type="float" office:value="13.67043">
            <text:p>13.670430</text:p>
          </table:table-cell>
          <table:table-cell table:number-columns-repeated="5"/>
          <table:table-cell office:value-type="float" office:value="128">
            <text:p>128</text:p>
          </table:table-cell>
          <table:table-cell table:formula="oooc:=AVERAGE([.B9:.K9])" office:value-type="float" office:value="13.6703488">
            <text:p>13.670349</text:p>
          </table:table-cell>
          <table:table-cell table:style-name="ce1" office:value-type="float" office:value="128">
            <text:p>128</text:p>
          </table:table-cell>
          <table:table-cell table:formula="oooc:=[.$M$11]/[.M9]" office:value-type="float" office:value="14.3220767271132">
            <text:p>14.322077</text:p>
          </table:table-cell>
          <table:table-cell table:number-columns-repeated="241"/>
        </table:table-row>
        <table:table-row table:style-name="ro1">
          <table:table-cell office:value-type="float" office:value="256">
            <text:p>256</text:p>
          </table:table-cell>
          <table:table-cell table:number-columns-repeated="10"/>
          <table:table-cell office:value-type="float" office:value="256">
            <text:p>256</text:p>
          </table:table-cell>
          <table:table-cell table:formula="oooc:=AVERAGE([.B10:.K10])" office:value-type="float" office:value="0">
            <text:p>#DIV/0!</text:p>
          </table:table-cell>
          <table:table-cell table:style-name="ce1" office:value-type="float" office:value="256">
            <text:p>256</text:p>
          </table:table-cell>
          <table:table-cell table:formula="oooc:=[.$M$11]/[.M10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string">
            <text:p>sequential</text:p>
          </table:table-cell>
          <table:table-cell office:value-type="float" office:value="195.804564">
            <text:p>195.804564</text:p>
          </table:table-cell>
          <table:table-cell office:value-type="float" office:value="195.767713">
            <text:p>195.767713</text:p>
          </table:table-cell>
          <table:table-cell office:value-type="float" office:value="195.766591">
            <text:p>195.766591</text:p>
          </table:table-cell>
          <table:table-cell office:value-type="float" office:value="195.617861">
            <text:p>195.617861</text:p>
          </table:table-cell>
          <table:table-cell office:value-type="float" office:value="196.646585">
            <text:p>196.646585</text:p>
          </table:table-cell>
          <table:table-cell office:value-type="float" office:value="194.908776">
            <text:p>194.908776</text:p>
          </table:table-cell>
          <table:table-cell office:value-type="float" office:value="195.8918">
            <text:p>195.891800</text:p>
          </table:table-cell>
          <table:table-cell office:value-type="float" office:value="195.164054">
            <text:p>195.164054</text:p>
          </table:table-cell>
          <table:table-cell office:value-type="float" office:value="196.564959">
            <text:p>196.564959</text:p>
          </table:table-cell>
          <table:table-cell office:value-type="float" office:value="195.744941">
            <text:p>195.744941</text:p>
          </table:table-cell>
          <table:table-cell/>
          <table:table-cell table:formula="oooc:=AVERAGE([.B11:.K11])" office:value-type="float" office:value="195.7877844">
            <text:p>195.787784</text:p>
          </table:table-cell>
          <table:table-cell table:number-columns-repeated="243"/>
        </table:table-row>
        <table:table-row table:style-name="ro1">
          <table:table-cell office:value-type="string">
            <text:p>mkl</text:p>
          </table:table-cell>
          <table:table-cell table:number-columns-repeated="11"/>
          <table:table-cell table:style-name="ce3" table:formula="oooc:=AVERAGE([.B12:.K12])" office:value-type="float" office:value="0">
            <text:p>#DIV/0!</text:p>
          </table:table-cell>
          <table:table-cell table:style-name="ce3"/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>
            <draw:frame table:end-cell-address="Sheet1.H48" table:end-x="0.6819in" table:end-y="0.1382in" draw:z-index="0" draw:style-name="gr1" svg:width="6.6339in" svg:height="5.7476in" svg:x="0.3362in" svg:y="0.0831in">
              <draw:object draw:notify-on-update-of-ranges="Sheet1.L2:Sheet1.L10 Sheet1.M2:Sheet1.M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>
            <draw:frame table:end-cell-address="Sheet1.Q49" table:end-x="0.4594in" table:end-y="0.0717in" draw:z-index="1" draw:style-name="gr1" svg:width="6.5394in" svg:height="5.4382in" svg:x="0.1433in" svg:y="0.1587in">
              <draw:object draw:notify-on-update-of-ranges="Sheet1.N2:Sheet1.N10 Sheet1.O2:Sheet1.O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46"/>
        </table:table-row>
        <table:table-row table:style-name="ro1" table:number-rows-repeated="4">
          <table:table-cell table:number-columns-repeated="256"/>
        </table:table-row>
        <table:table-row table:style-name="ro1" table:number-rows-repeated="6">
          <table:table-cell table:number-columns-repeated="12"/>
          <table:table-cell table:style-name="ce3" table:number-columns-repeated="2"/>
          <table:table-cell table:number-columns-repeated="242"/>
        </table:table-row>
        <table:table-row table:style-name="ro1" table:number-rows-repeated="6550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1">04/01/2010</text:date>, <text:time>15:1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10-02-21T20:11:27</meta:creation-date>
    <dc:date>2010-04-01T15:11:50</dc:date>
    <meta:editing-cycles>86</meta:editing-cycles>
    <meta:editing-duration>P1DT2H51M58S</meta:editing-duration>
    <meta:user-defined meta:name="Info 1"/>
    <meta:user-defined meta:name="Info 2"/>
    <meta:user-defined meta:name="Info 3"/>
    <meta:user-defined meta:name="Info 4"/>
    <meta:document-statistic meta:table-count="3" meta:cell-count="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text-properties fo:font-size="12.2264528274536pt" style:font-size-asian="12.2264528274536pt" style:font-size-complex="12.2264528274536pt"/>
    </style:style>
    <style:style style:name="ch3" style:family="chart">
      <style:text-properties fo:font-size="10.3653030395508pt" style:font-size-asian="10.3653030395508pt" style:font-size-complex="10.365303039550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46446704864502pt" style:font-size-asian="8.46446704864502pt" style:font-size-complex="8.46446704864502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46446704864502pt" style:font-size-asian="8.46446704864502pt" style:font-size-complex="8.46446704864502pt"/>
    </style:style>
    <style:style style:name="ch9" style:family="chart">
      <style:graphic-properties svg:stroke-color="#b3b3b3"/>
    </style:style>
    <style:style style:name="ch10" style:family="chart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51cm" svg:height="14.6cm" chart:class="chart:bar" chart:style-name="ch1">
        <chart:title svg:x="6.281cm" svg:y="0.32cm" chart:style-name="ch2">
          <text:p>Ranger Running Times</text:p>
        </chart:title>
        <chart:subtitle svg:x="6.055cm" svg:y="1.005cm" chart:style-name="ch3">
          <text:p>1,000,000 Bodies, 3 iterations</text:p>
        </chart:subtitle>
        <chart:plot-area chart:style-name="ch4" table:cell-range-address="Sheet1.L2:Sheet1.M10" chart:data-source-has-labels="column" svg:x="0.466cm" svg:y="1.478cm" svg:width="16.038cm" svg:height="12.727cm">
          <chart:axis chart:dimension="x" chart:name="primary-x" chart:style-name="ch5">
            <chart:title svg:x="8.194cm" svg:y="13.942cm" chart:style-name="ch6">
              <text:p>Processes</text:p>
            </chart:title>
            <chart:categories table:cell-range-address="Sheet1.L2:Sheet1.L10"/>
          </chart:axis>
          <chart:axis chart:dimension="y" chart:name="primary-y" chart:style-name="ch7">
            <chart:title svg:x="0.34cm" svg:y="7.708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M2:Sheet1.M10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.311403333333">
                <text:p>164.3114033333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6621474">
                <text:p>93.66214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.2677892">
                <text:p>56.2677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296415">
                <text:p>34.2964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6748966">
                <text:p>23.67489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9973638">
                <text:p>17.99736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3261896">
                <text:p>15.32618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6703488">
                <text:p>13.67034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2239465713501pt" style:font-size-asian="12.2239465713501pt" style:font-size-complex="12.2239465713501pt"/>
    </style:style>
    <style:style style:name="ch3" style:family="chart">
      <style:text-properties fo:font-size="10.3433399200439pt" style:font-size-asian="10.3433399200439pt" style:font-size-complex="10.3433399200439pt"/>
    </style:style>
    <style:style style:name="ch4" style:family="chart">
      <style:chart-properties chart:symbol-type="automatic" chart:connect-bars="false" chart:spline-order="3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46273231506348pt" style:font-size-asian="8.46273231506348pt" style:font-size-complex="8.46273231506348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46273231506348pt" style:font-size-asian="8.46273231506348pt" style:font-size-complex="8.46273231506348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611cm" svg:height="13.814cm" chart:class="chart:line" chart:style-name="ch1">
        <chart:title svg:x="7.384cm" svg:y="0.278cm" chart:style-name="ch2">
          <text:p>Speedup </text:p>
        </chart:title>
        <chart:subtitle svg:x="5.742cm" svg:y="1.052cm" chart:style-name="ch3">
          <text:p>1,000,000 Bodies, 3 iterations</text:p>
        </chart:subtitle>
        <chart:plot-area chart:style-name="ch4" table:cell-range-address="Sheet1.N2:Sheet1.O10" chart:data-source-has-labels="column" svg:x="0.498cm" svg:y="1.617cm" svg:width="15.717cm" svg:height="11.553cm">
          <chart:axis chart:dimension="x" chart:name="primary-x" chart:style-name="ch5">
            <chart:title svg:x="7.87cm" svg:y="12.888cm" chart:style-name="ch6">
              <text:p>Processes</text:p>
            </chart:title>
            <chart:categories table:cell-range-address="Sheet1.N2:Sheet1.N10"/>
          </chart:axis>
          <chart:axis chart:dimension="y" chart:name="primary-y" chart:style-name="ch7">
            <chart:title svg:x="0.368cm" svg:y="7.731cm" chart:style-name="ch8">
              <text:p>Speedup</text:p>
            </chart:title>
            <chart:grid chart:style-name="ch9" chart:class="major"/>
          </chart:axis>
          <chart:series chart:style-name="ch10" chart:values-cell-range-address="Sheet1.O2:Sheet1.O10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9156540829252">
                <text:p>1.191565408292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9036190003049">
                <text:p>2.09036190003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7957129973751">
                <text:p>3.479571299737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70869533739897">
                <text:p>5.708695337398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26984749745433">
                <text:p>8.26984749745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8786923782693">
                <text:p>10.8786923782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7747202344411">
                <text:p>12.77472023444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.3220767271132">
                <text:p>14.32207672711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